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style:vertical-align="middle" fo:background-color="#000000" fo:padding="0.0208in" fo:border="none">
        <style:background-image/>
      </style:table-cell-properties>
    </style:style>
    <style:style style:name="Table2" style:family="table">
      <style:table-properties style:width="6.6931in" style:rel-width="100%" table:align="left"/>
    </style:style>
    <style:style style:name="Table2.A" style:family="table-column">
      <style:table-column-properties style:column-width="6.6931in" style:rel-column-width="65535*"/>
    </style:style>
    <style:style style:name="Table2.A1" style:family="table-cell">
      <style:table-cell-properties style:vertical-align="middle" fo:background-color="#000000" fo:padding="0.0208in" fo:border="none">
        <style:background-image/>
      </style:table-cell-properties>
    </style:style>
    <style:style style:name="Table3" style:family="table">
      <style:table-properties style:width="6.6931in" style:rel-width="100%" table:align="left"/>
    </style:style>
    <style:style style:name="Table3.A" style:family="table-column">
      <style:table-column-properties style:column-width="6.6931in" style:rel-column-width="65535*"/>
    </style:style>
    <style:style style:name="Table3.A1" style:family="table-cell">
      <style:table-cell-properties style:vertical-align="middle" fo:background-color="#000000" fo:padding="0.0208in" fo:border="none">
        <style:background-image/>
      </style:table-cell-properties>
    </style:style>
    <style:style style:name="P1" style:family="paragraph" style:parent-style-name="Table_20_Contents">
      <style:paragraph-properties fo:text-align="center" style:justify-single-word="false"/>
      <style:text-properties fo:color="#ffffff" fo:font-weight="bold"/>
    </style:style>
    <style:style style:name="P2" style:family="paragraph" style:parent-style-name="Preformatted_20_Text">
      <style:paragraph-properties fo:margin-left="0.3937in" fo:margin-right="0.3937in" fo:text-indent="0in" style:auto-text-indent="false"/>
    </style:style>
    <style:style style:name="P3" style:family="paragraph" style:parent-style-name="Preformatted_20_Text">
      <style:paragraph-properties fo:margin-left="0.3937in" fo:margin-right="0.3937in" fo:text-indent="0in" style:auto-text-indent="false"/>
      <style:text-properties officeooo:paragraph-rsid="00217734"/>
    </style:style>
    <style:style style:name="P4" style:family="paragraph" style:parent-style-name="Preformatted_20_Text">
      <style:paragraph-properties fo:margin-left="0.3937in" fo:margin-right="0.3937in" fo:text-indent="0in" style:auto-text-indent="false"/>
      <style:text-properties officeooo:paragraph-rsid="0021e6f1"/>
    </style:style>
    <style:style style:name="P5" style:family="paragraph" style:parent-style-name="Preformatted_20_Text">
      <style:paragraph-properties fo:margin-left="0.3937in" fo:margin-right="0.3937in" fo:margin-top="0in" fo:margin-bottom="0.1965in" loext:contextual-spacing="false" fo:text-indent="0in" style:auto-text-indent="false"/>
    </style:style>
    <style:style style:name="P6" style:family="paragraph" style:parent-style-name="Preformatted_20_Text">
      <style:paragraph-properties fo:margin-left="0.3937in" fo:margin-right="0.3937in" fo:margin-top="0in" fo:margin-bottom="0.1965in" loext:contextual-spacing="false" fo:text-indent="0in" style:auto-text-indent="false"/>
      <style:text-properties officeooo:paragraph-rsid="0021e6f1"/>
    </style:style>
    <style:style style:name="P7" style:family="paragraph" style:parent-style-name="Preformatted_20_Text">
      <style:paragraph-properties fo:margin-top="0in" fo:margin-bottom="0.1965in" loext:contextual-spacing="false"/>
      <style:text-properties officeooo:paragraph-rsid="001f60e6"/>
    </style:style>
    <style:style style:name="P8" style:family="paragraph" style:parent-style-name="Preformatted_20_Text">
      <style:paragraph-properties fo:margin-top="0in" fo:margin-bottom="0.1965in" loext:contextual-spacing="false"/>
      <style:text-properties officeooo:paragraph-rsid="001feee6"/>
    </style:style>
    <style:style style:name="P9" style:family="paragraph" style:parent-style-name="Standard">
      <style:paragraph-properties fo:margin-top="0in" fo:margin-bottom="0.1965in" loext:contextual-spacing="false"/>
    </style:style>
    <style:style style:name="P10" style:family="paragraph" style:parent-style-name="Preformatted_20_Text">
      <style:paragraph-properties fo:margin-left="0in" fo:margin-right="0.3937in" fo:text-indent="0in" style:auto-text-indent="false"/>
      <style:text-properties officeooo:paragraph-rsid="001f60e6"/>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Preformatted_20_Text" style:list-style-name="L4">
      <style:paragraph-properties fo:margin-left="0.3937in" fo:margin-right="0.3937in" fo:text-indent="0in" style:auto-text-indent="false"/>
    </style:style>
    <style:style style:name="P19" style:family="paragraph" style:parent-style-name="Preformatted_20_Text" style:list-style-name="L4">
      <style:paragraph-properties fo:margin-left="0.3937in" fo:margin-right="0.3937in" fo:text-indent="0in" style:auto-text-indent="false"/>
      <style:text-properties officeooo:paragraph-rsid="001f60e6"/>
    </style:style>
    <style:style style:name="P20" style:family="paragraph" style:parent-style-name="Preformatted_20_Text" style:list-style-name="L4">
      <style:paragraph-properties fo:margin-left="0.3937in" fo:margin-right="0.3937in" fo:margin-top="0in" fo:margin-bottom="0.1965in" loext:contextual-spacing="false" fo:text-indent="0in" style:auto-text-indent="false"/>
    </style:style>
    <style:style style:name="P21" style:family="paragraph" style:parent-style-name="Preformatted_20_Text" style:list-style-name="L4">
      <style:paragraph-properties fo:margin-left="0in" fo:margin-right="0.3937in" fo:text-indent="0in" style:auto-text-indent="false"/>
    </style:style>
    <style:style style:name="T1" style:family="text">
      <style:text-properties fo:font-weight="bold"/>
    </style:style>
    <style:style style:name="T2" style:family="text">
      <style:text-properties officeooo:rsid="001f60e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gramming Assignment 4 Checklist: 8 Puzzle </text:h>
      <table:table table:name="Table1" table:style-name="Table1">
        <table:table-column table:style-name="Table1.A"/>
        <table:table-row>
          <table:table-cell table:style-name="Table1.A1" office:value-type="string">
            <text:p text:style-name="P1">Frequently Asked Questions</text:p>
          </table:table-cell>
        </table:table-row>
      </table:table>
      <text:p text:style-name="Text_20_body"><text:span text:style-name="T1">Can I use different class names, method names, or method signatures from those prescribed in the API?</text:span> No, as usual, your assignment will not be graded if it violates the API. </text:p>
      <text:p text:style-name="Text_20_body"><text:span text:style-name="T1">Is 0 a block?</text:span> No, 0 represents the blank square. Do not treat it as a block when computing either the Hamming or Manhattan priority functions. </text:p>
      <text:p text:style-name="Text_20_body"><text:span text:style-name="T1">Can I assume that the puzzle inputs (arguments to the Board constructor and input to Solver) are valid?</text:span> Yes, though it never hurts to include some basic error checking. </text:p>
      <text:p text:style-name="Text_20_body"><text:span text:style-name="T1">Do I have to implement my own stack, queue, and priority queue?</text:span> You must use either <text:span text:style-name="Teletype">MinPQ</text:span> or <text:span text:style-name="Teletype">MaxPQ</text:span> for your priority queue (because we will intercept calls in order to do performance analysis). For the other data types, you may use versions from either <text:span text:style-name="Teletype">algs4.jar</text:span> or <text:span text:style-name="Teletype">java.util</text:span>. </text:p>
      <text:p text:style-name="Text_20_body"><text:span text:style-name="T1">How do I return an </text:span><text:span text:style-name="Teletype"><text:span text:style-name="T1">Iterable&lt;Board&gt;</text:span></text:span><text:span text:style-name="T1">?</text:span> Add the items you want to a <text:span text:style-name="Teletype">Stack&lt;Board&gt;</text:span> or <text:span text:style-name="Teletype">Queue&lt;Board&gt;</text:span> and return that. Of course, your client code should not depend on whether the iterable returned is a stack or queue (because it could be some any iterable). </text:p>
      <text:p text:style-name="Text_20_body"><text:span text:style-name="T1">How do I implement </text:span><text:span text:style-name="Teletype"><text:span text:style-name="T1">equals()</text:span></text:span><text:span text:style-name="T1">?</text:span> Java has some arcane rules for implementing <text:span text:style-name="Teletype">equals()</text:span>, discussed on p. 103 of Algorithms, 4th edition. Note that the argument to <text:span text:style-name="Teletype">equals()</text:span> is required to be <text:span text:style-name="Teletype">Object</text:span>. You can also inspect <text:a xlink:type="simple" xlink:href="http://algs4.cs.princeton.edu/12oop/Date.java.html" text:style-name="Internet_20_link" text:visited-style-name="Visited_20_Internet_20_Link">Date.java</text:a> or <text:a xlink:type="simple" xlink:href="http://algs4.cs.princeton.edu/12oop/Transaction.java.html" text:style-name="Internet_20_link" text:visited-style-name="Visited_20_Internet_20_Link">Transaction.java</text:a> for online examples. </text:p>
      <text:p text:style-name="P9"><text:span text:style-name="Emphasis">Equality.</text:span> What does it mean for two objects to be equal? If we test equality with <text:span text:style-name="Teletype">(a == b)</text:span> where <text:span text:style-name="Teletype">a</text:span> and <text:span text:style-name="Teletype">b</text:span> are reference variables of the same type, we are testing whether they have the same identity: whether the <text:span text:style-name="Emphasis">references</text:span> are equal. Typical clients would rather be able to test whether the <text:span text:style-name="Emphasis">data-type values</text:span> (object state) are the same. Every Java type inherits the method <text:span text:style-name="Teletype">equals()</text:span> from <text:a xlink:type="simple" xlink:href="http://download.oracle.com/javase/6/docs/api/java/lang/Object.html" text:style-name="Internet_20_link" text:visited-style-name="Visited_20_Internet_20_Link">Object</text:a>. Java provides natural implementations both for standard types such as <text:span text:style-name="Teletype">Integer</text:span>, <text:span text:style-name="Teletype">Double</text:span>, and <text:span text:style-name="Teletype">String</text:span> and for more complicated types such as <text:a xlink:type="simple" xlink:href="http://download.oracle.com/javase/6/docs/api/java/io/File.html" text:style-name="Internet_20_link" text:visited-style-name="Visited_20_Internet_20_Link">java.io.File</text:a> and <text:a xlink:type="simple" xlink:href="http://download.oracle.com/javase/6/docs/api/java/net/URL.html" text:style-name="Internet_20_link" text:visited-style-name="Visited_20_Internet_20_Link">java.net.URL</text:a>. When we define our own data types we need to override <text:span text:style-name="Teletype">equals()</text:span>. Java's convention is that <text:span text:style-name="Teletype">equals()</text:span> must be an <text:span text:style-name="Emphasis">equivalence relation</text:span>: </text:p>
      <text:list xml:id="list754237514294747320" text:style-name="L1">
        <text:list-item>
          <text:p text:style-name="P11"><text:span text:style-name="Emphasis">Reflexive</text:span>: <text:span text:style-name="Teletype">x.equals(x)</text:span> is true. </text:p>
        </text:list-item>
        <text:list-item>
          <text:p text:style-name="P11"><text:span text:style-name="Emphasis">Symmetric</text:span>: <text:span text:style-name="Teletype">x.equals(y)</text:span> is true if and only if <text:span text:style-name="Teletype">y.equals(x)</text:span> is true. </text:p>
        </text:list-item>
        <text:list-item>
          <text:p text:style-name="P11"><text:span text:style-name="Emphasis">Transitive</text:span>: if <text:span text:style-name="Teletype">x.equals(y)</text:span> and <text:span text:style-name="Teletype">y.equals(z)</text:span> are true, then so is <text:span text:style-name="Teletype">x.equals(z)</text:span>. </text:p>
        </text:list-item>
      </text:list>
      <text:p text:style-name="Text_20_body">In addition, it must take an <text:span text:style-name="Teletype">Object</text:span> as argument and satisfy the following properties. </text:p>
      <text:list xml:id="list7923475128330631783" text:style-name="L2">
        <text:list-item>
          <text:p text:style-name="P12"><text:span text:style-name="Emphasis">Consistent</text:span>: multiple invocations of <text:span text:style-name="Teletype">x.equals(y)</text:span> consistently return the same value, provided neither object is modified. </text:p>
        </text:list-item>
        <text:list-item>
          <text:p text:style-name="P12"><text:span text:style-name="Emphasis">Not null</text:span>: <text:span text:style-name="Teletype">x.equals(null)</text:span> returns false. </text:p>
        </text:list-item>
      </text:list>
      <text:p text:style-name="Text_20_body"/>
      <text:p text:style-name="Text_20_body"><text:span text:style-name="T1">Must I implement the </text:span><text:span text:style-name="Teletype"><text:span text:style-name="T1">toString()</text:span></text:span><text:span text:style-name="T1"> method for </text:span><text:span text:style-name="Teletype"><text:span text:style-name="T1">Board</text:span></text:span><text:span text:style-name="T1"> exactly as specified?</text:span> Yes. Be sure to include the board dimension and use 0 for the blank square. Use <text:span text:style-name="Teletype">String.format()</text:span> to format strings—it works like <text:span text:style-name="Teletype">StdOut.printf()</text:span>, but returns the string instead of printing it to standard <text:soft-page-break/>output. For reference, our implementation is below, but yours may vary depending on your choice of instance variables. </text:p>
      <text:p text:style-name="P2"><text:bookmark-start text:name="__DdeLink__1024_563675851"/>public String toString() {</text:p>
      <text:p text:style-name="P2"><text:s text:c="4"/>StringBuilder s = new StringBuilder();</text:p>
      <text:p text:style-name="P2"><text:s text:c="4"/>s.append(n + "\n");</text:p>
      <text:p text:style-name="P2"><text:s text:c="4"/>for (int i = 0; i &lt; n; i++) {</text:p>
      <text:p text:style-name="P2"><text:s text:c="8"/>for (int j = 0; j &lt; n; j++) {</text:p>
      <text:p text:style-name="P2"><text:s text:c="12"/>s.append(String.format("%2d ", tiles[i][j]));</text:p>
      <text:p text:style-name="P2"><text:s text:c="8"/>}</text:p>
      <text:p text:style-name="P2"><text:s text:c="8"/>s.append("\n");</text:p>
      <text:p text:style-name="P2"><text:s text:c="4"/>}</text:p>
      <text:p text:style-name="P2"><text:s text:c="4"/>return s.toString();</text:p>
      <text:p text:style-name="P5">}<text:bookmark-end text:name="__DdeLink__1024_563675851"/></text:p>
      <text:p text:style-name="Text_20_body"><text:span text:style-name="T1">Should the </text:span><text:span text:style-name="Teletype"><text:span text:style-name="T1">hamming()</text:span></text:span><text:span text:style-name="T1"> and </text:span><text:span text:style-name="Teletype"><text:span text:style-name="T1">manhattan()</text:span></text:span><text:span text:style-name="T1"> methods in </text:span><text:span text:style-name="Teletype"><text:span text:style-name="T1">Board</text:span></text:span><text:span text:style-name="T1"> return the Hamming and Manhattan priority functions, respectively?</text:span> No, <text:span text:style-name="Teletype">hamming()</text:span> should return the number of blocks out of position and <text:span text:style-name="Teletype">manhattan()</text:span> should return the sum of the Manhattan distances between the blocks and their goal positions. Recall that the blank square is not considered a block. You will compute the priority function in <text:span text:style-name="Teletype">Solver</text:span> by calling <text:span text:style-name="Teletype">hamming()</text:span> or <text:span text:style-name="Teletype">manhattan()</text:span> and adding to it the number of moves. </text:p>
      <text:p text:style-name="Text_20_body"><text:span text:style-name="T1">I'm a bit confused about the purpose of the twin() method.</text:span> You will use it to determine whether a puzzle is solvable: exactly one of a board and its twin are solvable. A twin is obtained by swapping any pair of blocks (the blank square is not a block). For example, here is a board and several possible twins. Your solver will use only one twin. </text:p>
      <text:p text:style-name="P2"><text:s text:c="4"/>1 <text:s/>3 <text:s text:c="6"/>3 <text:s/>1 <text:s text:c="6"/>1 <text:s/>3 <text:s text:c="6"/>1 <text:s/>3 <text:s text:c="6"/>1 <text:s/>3 <text:s text:c="6"/>6 <text:s/>3</text:p>
      <text:p text:style-name="P2"><text:s/>4 <text:s/>2 <text:s/>5 <text:s text:c="3"/>4 <text:s/>2 <text:s/>5 <text:s text:c="3"/>2 <text:s/>4 <text:s/>5 <text:s text:c="3"/>4 <text:s/>5 <text:s/>2 <text:s text:c="3"/>4 <text:s/>2 <text:s/>5 <text:s text:c="3"/>4 <text:s/>2 <text:s/>5</text:p>
      <text:p text:style-name="P2"><text:s/>7 <text:s/>8 <text:s/>6 <text:s text:c="3"/>7 <text:s/>8 <text:s/>6 <text:s text:c="3"/>7 <text:s/>8 <text:s/>6 <text:s text:c="3"/>7 <text:s/>8 <text:s/>6 <text:s text:c="3"/>8 <text:s/>7 <text:s/>6 <text:s text:c="3"/>7 <text:s/>8 <text:s/>1</text:p>
      <text:p text:style-name="P2"/>
      <text:p text:style-name="P5"><text:s text:c="2"/>board <text:s text:c="5"/>twin <text:s text:c="6"/>twin <text:s text:c="6"/>twin <text:s text:c="6"/>twin <text:s text:c="6"/>twin</text:p>
      <text:p text:style-name="Text_20_body"><text:span text:style-name="T1">How do I reconstruct the solution once I've dequeued the goal search node?</text:span> Since each search node records the previous search node to get there, you can chase the pointers all the way back to the initial search node (and consider them in reverse order). </text:p>
      <text:p text:style-name="Text_20_body"><text:span text:style-name="T1">Can I terminate the search as soon as a goal search node is enqueued (instead of dequeued)?</text:span> No, even though it does lead to a correct solution for the slider puzzle problem using the Hamming and Manhattan priority functions, it's not technically the A* algorithm (and will not find the correct solution for other problems and other priority functions). </text:p>
      <text:p text:style-name="Text_20_body"><text:span text:style-name="T1">I noticed that the priorities of the search nodes dequeued from the priority queue never decrease. Is this a property of the A* algorithm?</text:span> Yes. In the language of the A* algorithm, the Hamming and Manhattan distances (before adding in the number of moves so far) are known as <text:span text:style-name="Emphasis">heuristics</text:span>. If a heuristic is both <text:span text:style-name="Emphasis">admissible</text:span> (never overestimates the number of moves to the goal search node) and <text:span text:style-name="Emphasis">consistent</text:span> (satisfies a certain triangle inequality), then this noticed property is guaranteed. The Hamming and Manhattan heuristics are both admissible and consistent. You may use this noticed property as a debugging clue: if the priority of the search node dequeued from the priority queue decreases, then you know you did something wrong. </text:p>
      <text:p text:style-name="Text_20_body"><text:soft-page-break/><text:span text:style-name="T1">Even with the critical optimization, the priority queue may contain two or more search nodes corresponding to the same board. Should I try to eliminate these?</text:span> In principle, you could do so with a set data type such as <text:span text:style-name="Teletype">SET</text:span> in <text:span text:style-name="Teletype">algs4.jar</text:span> or <text:span text:style-name="Teletype">java.util.TreeSet</text:span> or <text:span text:style-name="Teletype">java.util.HashSet</text:span> (provided that the <text:span text:style-name="Teletype">Board</text:span> data type were either <text:span text:style-name="Teletype">Comparable</text:span> or had a <text:span text:style-name="Teletype">hashCode()</text:span> method). However, almost all of the benefit from avoiding duplicate boards is already extracted from the critical optimization and the cost of identifying other duplicate boards will be more than the remaining benefit from doing so. </text:p>
      <text:p text:style-name="Text_20_body"><text:span text:style-name="T1">Can I put the logic for detecting whether a puzzle is infeasible in Board instead of Solver?</text:span> There is a elegant algorithm for determining whether a board is solvable that relies on a parity argument (and occasionally we change our API to require this solution). However, the current API requires you to detect infeasiblity in <text:span text:style-name="Teletype">Solver</text:span> by using two synchronized A* searches (e.g., using two priority queues). </text:p>
      <text:p text:style-name="Text_20_body"><text:span text:style-name="T1">I run out of memory when running some of the large sample puzzles. What should I do?</text:span> Be sure to ask Java for additional memory, e.g., <text:span text:style-name="Teletype">java -Xmx1600m Solver puzzle36.txt</text:span>. We recommend running from the command line (and not from the DrJava interaction pane). You should expect to run out of memory when using the Hamming priority function. Be sure not to put the JVM option in the wrong spot or it will be treated as a command-line argument, e.g., <text:span text:style-name="Teletype">java Solver -Xmx1600m puzzle36.txt</text:span>. </text:p>
      <text:p text:style-name="Text_20_body"><text:span text:style-name="T1">My program can't solve some of the 4-by-4 puzzles, even if I give it a huge amount of space. What am I doing wrong?</text:span> Probably nothing. The A* algorithm (with the Manhattan priority function) will struggle to solve even some 4-by-4 instances. </text:p>
      <table:table table:name="Table2" table:style-name="Table2">
        <table:table-column table:style-name="Table2.A"/>
        <table:table-row>
          <table:table-cell table:style-name="Table2.A1" office:value-type="string">
            <text:p text:style-name="P1">Testing</text:p>
          </table:table-cell>
        </table:table-row>
      </table:table>
      <text:p text:style-name="Text_20_body"><text:span text:style-name="T1">Input files.</text:span>   The directory <text:a xlink:type="simple" xlink:href="http://coursera.cs.princeton.edu/algs4/testing/8puzzle" text:style-name="Internet_20_link" text:visited-style-name="Visited_20_Internet_20_Link">8puzzle</text:a> contains many sample puzzle input files. For convenience, <text:a xlink:type="simple" xlink:href="http://coursera.cs.princeton.edu/algs4/testing/8puzzle-testing.zip" text:style-name="Internet_20_link" text:visited-style-name="Visited_20_Internet_20_Link">8puzzle-testing.zip</text:a> contains all of these files bundled together. </text:p>
      <text:list xml:id="list6235978149577956459" text:style-name="L3">
        <text:list-item>
          <text:p text:style-name="P13">The shortest solution to <text:span text:style-name="Teletype">puzzle[T].txt</text:span> requires exactly <text:span text:style-name="Emphasis">T</text:span> moves. </text:p>
        </text:list-item>
        <text:list-item>
          <text:p text:style-name="P13">The shortest solution to <text:span text:style-name="Teletype">puzzle4x4-hard1.txt</text:span> and <text:span text:style-name="Teletype">puzzle4x4-hard2.txt</text:span> are 38 and 47, respectively. </text:p>
        </text:list-item>
        <text:list-item>
          <text:p text:style-name="P13">Warning: <text:span text:style-name="Teletype">puzzle36.txt</text:span> is especially difficult. </text:p>
        </text:list-item>
      </text:list>
      <text:p text:style-name="Text_20_body"><text:span text:style-name="T1">Test client.</text:span> A good way to automatically run your program on our sample puzzles is to use the client <text:a xlink:type="simple" xlink:href="http://coursera.cs.princeton.edu/algs4/testing/8puzzle/PuzzleChecker.java" text:style-name="Internet_20_link" text:visited-style-name="Visited_20_Internet_20_Link">PuzzleChecker.java</text:a>. </text:p>
      <text:p text:style-name="Text_20_body"><text:span text:style-name="T1">Priority queue trace.</text:span> </text:p>
      <text:list xml:id="list600297121646531678" text:style-name="L4">
        <text:list-item>
          <text:p text:style-name="P14">Here are the contents of our priority queue (sorted by priority) just before dequeueing each node when using the Manhattan priority function on <text:span text:style-name="Teletype">puzzle04.txt</text:span>. </text:p>
          <text:p text:style-name="P18">Step 0: <text:s text:c="3"/>priority <text:s/>= 4</text:p>
          <text:p text:style-name="P18"><text:s text:c="11"/>moves <text:s text:c="4"/>= 0</text:p>
          <text:p text:style-name="P18"><text:s text:c="11"/>manhattan = 4</text:p>
          <text:p text:style-name="P18"><text:s text:c="11"/>3 <text:s text:c="11"/></text:p>
          <text:p text:style-name="P18"><text:s text:c="12"/>0 <text:s/>1 <text:s/>3 <text:s text:c="4"/></text:p>
          <text:p text:style-name="P18"><text:s text:c="12"/>4 <text:s/>2 <text:s/>5 <text:s text:c="4"/></text:p>
          <text:p text:style-name="P18"><text:s text:c="12"/>7 <text:s/>8 <text:s/>6 <text:s text:c="4"/></text:p>
          <text:p text:style-name="P18"><text:soft-page-break/></text:p>
          <text:p text:style-name="P18">Step 1: <text:s text:c="3"/>priority <text:s/>= 4 <text:s text:c="3"/>priority <text:s/>= 6</text:p>
          <text:p text:style-name="P18"><text:s text:c="11"/>moves <text:s text:c="4"/>= 1 <text:s text:c="3"/>moves <text:s text:c="4"/>= 1</text:p>
          <text:p text:style-name="P18"><text:s text:c="11"/>manhattan = 3 <text:s text:c="3"/>manhattan = 5</text:p>
          <text:p text:style-name="P18"><text:s text:c="11"/>3 <text:s text:c="15"/>3 <text:s text:c="11"/></text:p>
          <text:p text:style-name="P18"><text:s text:c="12"/>1 <text:s/>0 <text:s/>3 <text:s text:c="9"/>4 <text:s/>1 <text:s/>3 <text:s text:c="4"/></text:p>
          <text:p text:style-name="P18"><text:s text:c="12"/>4 <text:s/>2 <text:s/>5 <text:s text:c="9"/>0 <text:s/>2 <text:s/>5 <text:s text:c="4"/></text:p>
          <text:p text:style-name="P18"><text:s text:c="12"/>7 <text:s/>8 <text:s/>6 <text:s text:c="9"/>7 <text:s/>8 <text:s/>6 <text:s text:c="4"/></text:p>
          <text:p text:style-name="P18"/>
          <text:p text:style-name="P18">Step 2: <text:s text:c="3"/>priority <text:s/>= 4 <text:s text:c="3"/>priority <text:s/>= 6 <text:s text:c="3"/>priority <text:s/>= 6</text:p>
          <text:p text:style-name="P18"><text:s text:c="11"/>moves <text:s text:c="4"/>= 2 <text:s text:c="3"/>moves <text:s text:c="4"/>= 1 <text:s text:c="3"/>moves <text:s text:c="4"/>= 2</text:p>
          <text:p text:style-name="P18"><text:s text:c="11"/>manhattan = 2 <text:s text:c="3"/>manhattan = 5 <text:s text:c="3"/>manhattan = 4</text:p>
          <text:p text:style-name="P18"><text:s text:c="11"/>3 <text:s text:c="15"/>3 <text:s text:c="15"/>3 <text:s text:c="11"/></text:p>
          <text:p text:style-name="P18"><text:s text:c="12"/>1 <text:s/>2 <text:s/>3 <text:s text:c="9"/>4 <text:s/>1 <text:s/>3 <text:s text:c="9"/>1 <text:s/>3 <text:s/>0 <text:s text:c="4"/></text:p>
          <text:p text:style-name="P18"><text:s text:c="12"/>4 <text:s/>0 <text:s/>5 <text:s text:c="9"/>0 <text:s/>2 <text:s/>5 <text:s text:c="9"/>4 <text:s/>2 <text:s/>5 <text:s text:c="4"/></text:p>
          <text:p text:style-name="P18"><text:s text:c="12"/>7 <text:s/>8 <text:s/>6 <text:s text:c="9"/>7 <text:s/>8 <text:s/>6 <text:s text:c="9"/>7 <text:s/>8 <text:s/>6 <text:s text:c="4"/></text:p>
          <text:p text:style-name="P19">Step 3: <text:s text:c="3"/></text:p>
        </text:list-item>
      </text:list>
      <text:p text:style-name="P10">priority <text:s/>= 4 <text:s text:c="3"/>priority <text:s/>= 6 <text:s text:c="2"/>priority <text:s/>= 6 <text:s/>priority <text:s/>= 6 priority <text:s/>= 6</text:p>
      <text:p text:style-name="P10"/>
      <text:p text:style-name="Preformatted_20_Text">moves <text:s text:c="4"/>= 3 <text:s text:c="3"/>moves <text:s text:c="4"/>= 3 <text:s text:c="3"/>moves <text:s text:c="3"/>= 2 <text:s/>moves <text:s text:c="4"/>= 3 <text:s text:c="3"/>moves = 1</text:p>
      <text:p text:style-name="Preformatted_20_Text">manhattan = 1 <text:s text:c="3"/>manhattan = 3 <text:s text:c="3"/>manhattan = 4 <text:s/>manhattan = 3 <text:s text:c="3"/>manhattan = 5</text:p>
      <text:p text:style-name="P7"><text:s text:c="11"/></text:p>
      <text:p text:style-name="P7">1 <text:s/>2 <text:s/>3 <text:s text:c="9"/>1 <text:s/>2 <text:s/>3 <text:s text:c="9"/>1 <text:s/>3 <text:s/>0 <text:s text:c="9"/>1 <text:s/>2 <text:s/>3 <text:s text:c="9"/>4 <text:s/>1 <text:s/>3 <text:s text:c="4"/>4 <text:s/>5 <text:s/>0 <text:s text:c="9"/>4 <text:s/>8 <text:s/>5 <text:s text:c="9"/>4 <text:s/>2 <text:s/>5 <text:s text:c="9"/>0 <text:s/>4 <text:s/>5 <text:s text:c="9"/>0 <text:s/>2 <text:s/>5 </text:p>
      <text:p text:style-name="P7">7 <text:s/>8 <text:s/>6 <text:s text:c="9"/>7 <text:s/><text:span text:style-name="T2">0</text:span> <text:s/>6 <text:s text:c="9"/>7 <text:s/><text:span text:style-name="T2">8</text:span> <text:s/>6 <text:s text:c="9"/>7 <text:s/>8 <text:s/>6 <text:s text:c="9"/>7 <text:s/>8 <text:s/>6 <text:s text:c="8"/></text:p>
      <text:p text:style-name="P7"><text:s text:c="5"/></text:p>
      <text:p text:style-name="P7">Step 4:</text:p>
      <text:p text:style-name="P7">priority <text:s/>= 4 <text:s text:c="3"/>priority <text:s/>= 6 <text:s text:c="3"/>priority <text:s/>= 6 <text:s text:c="3"/>priority <text:s/>= 6 <text:s text:c="3"/>priority <text:s/>=6 <text:s text:c="3"/></text:p>
      <text:p text:style-name="P7">moves <text:s text:c="4"/>= 4 <text:s text:c="3"/>moves <text:s text:c="4"/>= 3 <text:s text:c="3"/>moves <text:s text:c="4"/>= 4 <text:s text:c="3"/>moves <text:s text:c="4"/>= 2 <text:s text:c="3"/>moves <text:s text:c="2"/>= <text:s/>3 <text:s text:c="3"/></text:p>
      <text:p text:style-name="P7">manhattan = 0 <text:s text:c="3"/>manhattan = 3 <text:s text:c="3"/>manhattan = 2 <text:s text:c="3"/>manhattan = 4 <text:s text:c="3"/>manhattan= 3 <text:s text:c="3"/></text:p>
      <text:p text:style-name="P7">1 <text:s/>2 <text:s/>3 <text:s text:c="9"/>1 <text:s/>2 <text:s/>3 <text:s text:c="9"/>1 <text:s/>2 <text:s/>0 <text:s text:c="9"/>1 <text:s/>3 <text:s/>0 <text:s text:c="9"/>1 <text:s/>2 <text:s/>3 <text:s text:c="9"/>4 <text:s/>5 <text:s/>6 <text:s text:c="9"/>0 <text:s/>4 <text:s/>5 <text:s text:c="9"/>4 <text:s/>5 <text:s/>3 <text:s text:c="9"/>4 <text:s/>2 <text:s/>5 <text:s text:c="9"/>4 <text:s/>8 <text:s/>5 <text:s text:c="13"/>7 <text:s/>8 <text:s/>0 <text:s text:c="9"/>7 <text:s/>8 <text:s/>6 <text:s text:c="9"/>7 <text:s/>8 <text:s/>6 <text:s text:c="9"/>7 <text:s/>8 <text:s/>6 <text:s text:c="9"/>7 <text:s/>0 <text:s/>6 <text:s text:c="13"/></text:p>
      <text:p text:style-name="P8">priority <text:s/>= 6</text:p>
      <text:p text:style-name="P8">moves <text:s text:c="4"/>= 1</text:p>
      <text:p text:style-name="P8">manhattan = 5</text:p>
      <text:p text:style-name="P7">4 <text:s/>1 <text:s/>3 </text:p>
      <text:p text:style-name="P7">0 <text:s/>2 <text:s/>5 </text:p>
      <text:p text:style-name="P7">7 <text:s/>8 <text:s/>6</text:p>
      <text:list xml:id="list195412303623338" text:continue-numbering="true" text:style-name="L4">
        <text:list-header>
          <text:p text:style-name="P21"/>
          <text:p text:style-name="P20"><text:s text:c="3"/></text:p>
          <text:p text:style-name="P14">There were a total of 10 search nodes enqueued and 5 search nodes dequeued. In general, the number of search nodes enqueued and dequeued may vary slightly, depending the order in <text:soft-page-break/>which the search nodes with equal priorities come off the priority queue, which depends on the order in which <text:span text:style-name="Teletype">neighbors()</text:span> returns the neighbors of a board. However, for this input, there are no such ties, so you should have exactly 10 search nodes enqueued and 5 search nodes dequeued. </text:p>
        </text:list-header>
        <text:list-item>
          <text:p text:style-name="P14">The contents of our priority queue (sorted by priority) just before dequeueing each node when using the Hamming priority function on <text:span text:style-name="Teletype">puzzle04.txt</text:span> turns out to be identical to the results above: for this input file, throughout the A* algorithm, a block is never more than one position away from its goal position, which implies that the Hamming function and the Manhattan functions are equal. </text:p>
        </text:list-item>
      </text:list>
      <text:list xml:id="list1446391075874576249" text:style-name="L5">
        <text:list-item>
          <text:p text:style-name="P15">Write the class <text:span text:style-name="Teletype">Solver</text:span> that uses the A* algorithm to solve puzzle instances. </text:p>
        </text:list-item>
      </text:list>
      <table:table table:name="Table3" table:style-name="Table3">
        <table:table-column table:style-name="Table3.A"/>
        <table:table-row>
          <table:table-cell table:style-name="Table3.A1" office:value-type="string">
            <text:p text:style-name="P1">Enrichment</text:p>
          </table:table-cell>
        </table:table-row>
      </table:table>
      <text:p text:style-name="Text_20_body"><text:span text:style-name="T1">How can I reduce the amount of memory a </text:span><text:span text:style-name="Teletype"><text:span text:style-name="T1">Board</text:span></text:span><text:span text:style-name="T1"> uses?</text:span> For starters, recall that an n-by-n <text:span text:style-name="Teletype">int[][]</text:span> array in Java uses about 24 + 32n + 4n^2 bytes; when n equals 3, this is 156 bytes. To save memory, consider using an <text:span text:style-name="Emphasis">n</text:span>-by-<text:span text:style-name="Emphasis">n</text:span> <text:span text:style-name="Teletype">char[][]</text:span> array or a length <text:span text:style-name="Emphasis">n</text:span>^2 <text:span text:style-name="Teletype">char[]</text:span> array. You could use a more elaborate representation: since each board is a permutation of length n^2, in principle, you need only about lg ((n^2)!) bits to represent it; when n equals 3, this is only 19 bits. </text:p>
      <text:p text:style-name="Text_20_body"><text:span text:style-name="T1">Any ways to speed up the algorithm?</text:span> Yes there are many opportunities for optimization here. </text:p>
      <text:list xml:id="list3389364602036442717" text:style-name="L6">
        <text:list-item>
          <text:p text:style-name="P16">Use a 1d array instead of a 2d array (as suggested above). </text:p>
        </text:list-item>
        <text:list-item>
          <text:p text:style-name="P16">Cache either the Manhattan distance of a board (or Manhattan priority of a search node). It is waste to recompute the same quantity over and over again. </text:p>
        </text:list-item>
        <text:list-item>
          <text:p text:style-name="P16">Exploit the fact that the difference in Manhattan distance between a board and a neighbor is either −1 or +1. </text:p>
        </text:list-item>
        <text:list-item>
          <text:p text:style-name="P16">Use only one PQ to run the A* algorithm on the initial board and its twin. </text:p>
        </text:list-item>
        <text:list-item>
          <text:p text:style-name="P16">When two search nodes have the same Manhattan priority, you can break ties however you want, e.g., by comparing either the Hamming or Manhattan distances of the two boards. </text:p>
        </text:list-item>
        <text:list-item>
          <text:p text:style-name="P16">Use a parity argument to determine whether a puzzle is unsolvable (instead of two synchronous A* searches). However, this will either break the API or will require a fragile dependence on the <text:span text:style-name="Teletype">toString()</text:span> method, so don't do it. </text:p>
        </text:list-item>
      </text:list>
      <text:p text:style-name="Text_20_body"><text:span text:style-name="T1">Why are the boards divided into exactly two equivalence classes with respect to reachability?</text:span> Here is one <text:a xlink:type="simple" xlink:href="http://citeseerx.ist.psu.edu/viewdoc/summary?doi=10.1.1.19.1491" text:style-name="Internet_20_link" text:visited-style-name="Visited_20_Internet_20_Link">proof</text:a> by Aaron Archer. </text:p>
      <text:p text:style-name="Text_20_body"><text:span text:style-name="T1">Is there an efficient way to solve the 8-puzzle and its generalizations?</text:span> Finding a shortest solution to an <text:span text:style-name="Emphasis">n</text:span>-by-<text:span text:style-name="Emphasis">n</text:span> slider puzzle is <text:a xlink:type="simple" xlink:href="http://www.aaai.org/Library/AAAI/1986/aaai86-027.php" text:style-name="Internet_20_link" text:visited-style-name="Visited_20_Internet_20_Link">NP-hard</text:a>, so it's unlikely that an efficient solution exists. </text:p>
      <text:p text:style-name="Text_20_body"><text:span text:style-name="T1">What if I'm satisfied with any solution and don't need one that uses the fewest number of moves?</text:span> Yes, change the priority function to put more weight on the Manhattan distance, e.g., 100 times the Manhattan distance plus the number of moves made already. <text:a xlink:type="simple" xlink:href="http://www-cse.ucsd.edu/%7Eccalabro/essays/15_puzzle.pdf" text:style-name="Internet_20_link" text:visited-style-name="Visited_20_Internet_20_Link">This paper</text:a> describes an algorithm that guarantees to perform at most N^3 moves. </text:p>
      <text:p text:style-name="Text_20_body"><text:soft-page-break/><text:span text:style-name="T1">Are there better ways to solve 8- and 15-puzzle instances using the minimum number of moves?</text:span> Yes, there are a number of approaches. </text:p>
      <text:list xml:id="list5534232052561727616" text:style-name="L7">
        <text:list-item>
          <text:p text:style-name="P17">Use the A* algorithm with a better admissible priority function: </text:p>
          <text:list>
            <text:list-item>
              <text:p text:style-name="P17"><text:span text:style-name="Emphasis">Linear conflict</text:span>: add two to the Manhattan priority function whenever two tiles are in their goal row (or column) but are reversed relative to their goal position. </text:p>
            </text:list-item>
            <text:list-item>
              <text:p text:style-name="P17"><text:span text:style-name="Emphasis">Pattern database</text:span>: For each possible configuration of 4 tiles and the blank, determine the minimum number of moves to put just these tiles in their proper position and store these values in a database. The heuristic value is the maximum over all configurations, plus the number of moves made so far. This can reduce the number of search nodes examined for random 15-puzzle instances by a factor of 1000. </text:p>
            </text:list-item>
          </text:list>
        </text:list-item>
        <text:list-item>
          <text:p text:style-name="P17">Use a variant of the A* algorithm known as IDA* (for iterative deepening). <text:a xlink:type="simple" xlink:href="http://citeseerx.ist.psu.edu/viewdoc/summary?doi=10.1.1.56.6688" text:style-name="Internet_20_link" text:visited-style-name="Visited_20_Internet_20_Link">This paper</text:a> describes its application to the 15-slider puzzle. </text:p>
        </text:list-item>
        <text:list-item>
          <text:p text:style-name="P17">Another approach is to use <text:a xlink:type="simple" xlink:href="http://en.wikipedia.org/wiki/Bidirectional_search" text:style-name="Internet_20_link" text:visited-style-name="Visited_20_Internet_20_Link">bidirectional search</text:a>, where you simultaneously search from the initial board to find the goal board and from the goal board to find the initial board, and have the two search trees meet in the middle. Handling the stopping condition is delicate. </text:p>
        </text:list-item>
      </text:list>
      <text:p text:style-name="Text_20_body"><text:span text:style-name="T1">Can a puzzle have more than one shortest solution?</text:span> Yes. See <text:span text:style-name="Teletype">puzzle07.txt</text:span>. </text:p>
      <text:p text:style-name="P2"><text:s/>Solution 1</text:p>
      <text:p text:style-name="P2"><text:s/>------------------------------------------------------------------------------------</text:p>
      <text:p text:style-name="P3"><text:s/>1 <text:s/>2 <text:s/>3 <text:s text:c="3"/>1 <text:s/>2 <text:s/>3 <text:s text:c="3"/>1 <text:s/>2 <text:s/>3 <text:s text:c="3"/>1 <text:s/>2 <text:s/>3 <text:s text:c="3"/>1 <text:s/>2 <text:s/>3 <text:s text:c="3"/>1 <text:s/>2 <text:s/>3 <text:s text:c="3"/></text:p>
      <text:p text:style-name="P3"><text:s text:c="2"/></text:p>
      <text:p text:style-name="P3"><text:s text:c="4"/>7 <text:s/>6 <text:s text:c="3"/>7 <text:s text:c="4"/>6 <text:s text:c="3"/>7 <text:s/>4 <text:s/>6 <text:s text:c="3"/>7 <text:s/>4 <text:s/>6 <text:s text:c="6"/>4 <text:s/>6 <text:s text:c="3"/>4 <text:s text:c="4"/>6 <text:s text:c="3"/></text:p>
      <text:p text:style-name="P3"><text:s text:c="3"/></text:p>
      <text:p text:style-name="P3"><text:s/>5 <text:s/>4 <text:s/>8 <text:s text:c="3"/>5 <text:s/>4 <text:s/>8 <text:s text:c="3"/>5 <text:s text:c="4"/>8 <text:s text:c="6"/>5 <text:s/>8 <text:s text:c="3"/>7 <text:s/>5 <text:s/>8 <text:s text:c="3"/>7 <text:s/>5 <text:s/>8 <text:s text:c="3"/></text:p>
      <text:p text:style-name="P3"><text:s text:c="5"/></text:p>
      <text:p text:style-name="P3"/>
      <text:p text:style-name="P3">1 <text:s/>2 <text:s/>3 <text:s text:c="4"/>1 <text:s/>2 <text:s/>3 </text:p>
      <text:p text:style-name="P3">4 <text:s/>5 <text:s/>6 <text:s text:c="4"/>4 <text:s/>5 <text:s/>6</text:p>
      <text:p text:style-name="P3">7 <text:s text:c="4"/>8 <text:s text:c="4"/>7 <text:s/>8</text:p>
      <text:p text:style-name="P2"/>
      <text:p text:style-name="P2"><text:s/>Solution 2</text:p>
      <text:p text:style-name="P2"><text:s/>------------------------------------------------------------------------------------</text:p>
      <text:p text:style-name="P2"><text:s/>1 <text:s/>2 <text:s/>3 <text:s text:c="3"/>1 <text:s/>2 <text:s/>3 <text:s text:c="3"/>1 <text:s/>2 <text:s/>3 <text:s text:c="3"/>1 <text:s/>2 <text:s/>3 <text:s text:c="3"/>1 <text:s/>2 <text:s/>3 <text:s text:c="3"/>1 <text:s/>2 <text:s/>3 <text:s text:c="3"/></text:p>
      <text:p text:style-name="P2"><text:s text:c="4"/>7 <text:s/>6 <text:s text:c="3"/>5 <text:s/>7 <text:s/>6 <text:s text:c="3"/>5 <text:s/>7 <text:s/>6 <text:s text:c="3"/>5 <text:s text:c="4"/>6 <text:s text:c="6"/>5 <text:s/>6 <text:s text:c="3"/>4 <text:s/>5 <text:s/>6 <text:s text:c="5"/></text:p>
      <text:p text:style-name="P6"><text:s/>5 <text:s/>4 <text:s/>8 <text:s text:c="6"/>4 <text:s/>8 <text:s text:c="3"/>4 <text:s text:c="4"/>8 <text:s text:c="3"/>4 <text:s/>7 <text:s/>8 <text:s text:c="3"/>4 <text:s/>7 <text:s/>8 <text:s text:c="6"/>7 <text:s/>8 <text:s text:c="3"/></text:p>
      <text:p text:style-name="P4">1 <text:s/>2 <text:s/>3 <text:s text:c="4"/>1 <text:s/>2 <text:s/>3 </text:p>
      <text:p text:style-name="P4">4 <text:s/>5 <text:s/>6 <text:s text:c="4"/>4 <text:s/>5 <text:s/>6</text:p>
      <text:p text:style-name="P6">7 <text:s text:c="4"/>8 <text:s text:c="4"/>7 <text:s/>8 <text:s/></text:p>
      <text:p text:style-name="Text_20_body">In such cases, you are required to output any one such solu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2:33:09.915826655</meta:creation-date>
    <dc:date>2017-04-24T19:54:10.525362739</dc:date>
    <meta:editing-duration>PT9M35S</meta:editing-duration>
    <meta:editing-cycles>6</meta:editing-cycles>
    <meta:generator>LibreOffice/5.1.6.2$Linux_x86 LibreOffice_project/10m0$Build-2</meta:generator>
    <meta:document-statistic meta:table-count="3" meta:image-count="0" meta:object-count="0" meta:page-count="6" meta:paragraph-count="134" meta:word-count="2548" meta:character-count="14927" meta:non-whitespace-character-count="11034"/>
  </office:meta>
</office:document-meta>
</file>